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aragraph" style:master-page-name="MP0" style:family="paragraph">
      <style:paragraph-properties fo:break-before="page" fo:text-align="center"/>
    </style:style>
    <style:style style:name="T2" style:parent-style-name="normaltextrun" style:family="text">
      <style:text-properties fo:font-weight="bold" style:font-weight-asian="bold" style:font-weight-complex="bold" fo:color="#002060" fo:font-size="16pt" style:font-size-asian="16pt" style:font-size-complex="16pt"/>
    </style:style>
    <style:style style:name="T3" style:parent-style-name="eop" style:family="text">
      <style:text-properties fo:font-size="16pt" style:font-size-asian="16pt" style:font-size-complex="16pt"/>
    </style:style>
    <style:style style:name="P4" style:parent-style-name="paragraph" style:family="paragraph">
      <style:paragraph-properties fo:text-align="center"/>
    </style:style>
    <style:style style:name="T5" style:parent-style-name="normaltextrun" style:family="text">
      <style:text-properties fo:color="#002060" fo:font-size="16pt" style:font-size-asian="16pt" style:font-size-complex="16pt"/>
    </style:style>
    <style:style style:name="P6" style:parent-style-name="En-têtedetabledesmatières" style:family="paragraph">
      <style:text-properties style:font-name="Times New Roman" fo:color="#002060" fo:font-size="10pt" style:font-size-asian="10pt" style:font-size-complex="10pt"/>
    </style:style>
    <style:style style:name="P7" style:parent-style-name="Standard" style:family="paragraph">
      <style:text-properties style:font-name="Times New Roman" style:font-name-complex="Times New Roman" fo:font-size="10pt" style:font-size-asian="10pt" style:font-size-complex="10pt"/>
    </style:style>
    <style:style style:name="P8" style:parent-style-name="Standard" style:family="paragraph">
      <style:text-properties style:font-name="Times New Roman" style:font-name-complex="Times New Roman" fo:font-size="10pt" style:font-size-asian="10pt" style:font-size-complex="10pt"/>
    </style:style>
    <style:style style:name="P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2" style:parent-style-name="Standard" style:family="paragraph">
      <style:text-properties style:font-name="Times New Roman" style:font-name-complex="Times New Roman" fo:font-size="14pt" style:font-size-asian="14pt" style:font-size-complex="14pt" fo:language="en" fo:country="GB"/>
    </style:style>
    <style:style style:name="P33" style:parent-style-name="Standard" style:family="paragraph">
      <style:text-properties style:font-name="Times New Roman" style:font-name-complex="Times New Roman" fo:font-size="14pt" style:font-size-asian="14pt" style:font-size-complex="14pt" fo:language="en" fo:country="GB"/>
    </style:style>
    <style:style style:name="P3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1" style:parent-style-name="Standard" style:family="paragraph"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<text:span text:style-name="T2">TP1 : Fiabilité logicielle</text:span></text:p>
      <text:p text:style-name="paragraph"><text:span text:style-name="T3"> </text:span></text:p>
      <text:p text:style-name="P4"><text:span text:style-name="T5">10 janvier 2023</text:span></text:p>
      <text:p text:style-name="P6"/>
      <text:p text:style-name="P7">ARTAUD Cyril</text:p>
      <text:p text:style-name="P8">DRAOU Meryem</text:p>
      <text:p text:style-name="P9"/>
      <text:p text:style-name="P10"/>
      <text:p text:style-name="P11"/>
      <text:p text:style-name="P12"/>
      <text:p text:style-name="P13">Nous regardons dans un premier temps la classe TriangleTest.</text:p>
      <text:p text:style-name="P14"/>
      <text:p text:style-name="P15"/>
      <text:p text:style-name="P16">On lance d’abord les tests testGetterEdgeLengthA(), testGetterEdgeLengthB(), testGetterEdgeLengthC(), puis on constate que les tests passent.<text:s/></text:p>
      <text:p text:style-name="P17"/>
      <text:p text:style-name="P18">Ensuite on lance tous les tests testSetEdgeLengthA(), testSetEdgeLengthB(), testSetEdgeLengthC() et on constate que les trois tests passent.</text:p>
      <text:p text:style-name="P19"/>
      <text:p text:style-name="P20">Nous vérifions ensuite avec les tests testTypeEquilateral(), testTypeIsoceles(), testTypeScalene(), la méthode TriangleType type() et on constate que nos tests passent quel que soit le type de<text:s/>triangle, notamment à l’aide de la méthode assertEquals() utilisée pour tester l'égalité entre deux valeurs.</text:p>
      <text:p text:style-name="P21"/>
      <text:p text:style-name="P22">Ensuite on<text:s/>test également si notre fichier est correct avec la méthode testTriangleFile().</text:p>
      <text:p text:style-name="P23"/>
      <text:p text:style-name="P24"/>
      <text:p text:style-name="P25"/>
      <text:p text:style-name="P26"/>
      <text:p text:style-name="P27">Nous regardons dans un<text:s/>second<text:s/>temps la classe search_ArrayTest.</text:p>
      <text:p text:style-name="P28"/>
      <text:p text:style-name="P29"/>
      <text:p text:style-name="P30">Pour la recherche dans un tableau trié, nous vérifions ensuite avec la méthode initArray() et avec le mot clé @BeforeAll que notre tableau est correct pour la suite des test.</text:p>
      <text:p text:style-name="P31"/>
      <text:p text:style-name="P32">Nous vérifions la méthode search()<text:s/>de<text:s/>chaque classe, avec les méthodes search_Array_Class_1_Test(), search_Array_Class_2_Test(), search_Array_Class_3_Test() et search_Array_Class_4_Test().</text:p>
      <text:p text:style-name="P33"/>
      <text:soft-page-break/>
      <text:p text:style-name="P34">Pour le premier test, nous recherchons l’élément 0 que nous trouvons dans le tableau trié (le test passe).</text:p>
      <text:p text:style-name="P35"/>
      <text:p text:style-name="P36">Pour le second test, nous recherchons l’élément 1 que nous trouvons dans le tableau trié (le test passe).</text:p>
      <text:p text:style-name="P37"/>
      <text:p text:style-name="P38">Pour le troisième test, nous recherchons l’élément 2 (le test ne passe pas et boucle à l’infini, comme souhaité).</text:p>
      <text:p text:style-name="P39"/>
      <text:p text:style-name="P40">Pour le quatrième test, nous recherchons l’élément 3 que nous trouvons dans le tableau trié (le test passe).</text:p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line-height="104%"/>
      <style:text-properties style:font-name="Calibri Light" style:font-name-asian="Times New Roman" style:font-name-complex="Times New Roman" fo:color="#2F5496" style:letter-kerning="false" fo:font-size="16pt" style:font-size-asian="16pt" style:font-size-complex="16pt" style:language-asian="en" style:country-asian="US" style:language-complex="ar" style:country-complex="SA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style:letter-kerning="false" fo:font-size="16pt" style:font-size-asian="16pt" style:font-size-complex="16pt" style:language-asian="en" style:country-asian="US" style:language-complex="ar" style:country-complex="SA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style:language-asian="fr" style:country-asian="FR" fo:hyphenate="false"/>
    </style:style>
    <style:style style:name="paragraph" style:display-name="paragraph" style:family="paragraph" style:parent-style-name="Normal">
      <style:paragraph-properties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false"/>
    </style:style>
    <style:style style:name="normaltextrun" style:display-name="normaltextrun" style:family="text" style:parent-style-name="Policepardéfaut"/>
    <style:style style:name="eop" style:display-name="eop" style:family="text" style:parent-style-name="Policepardéfaut"/>
    <style:style style:name="PréformatéHTML" style:display-name="Préformaté HTML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eryem DRAOU</meta:initial-creator>
    <dc:creator>Meryem DRAOU</dc:creator>
    <meta:creation-date>2023-01-10T19:04:00Z</meta:creation-date>
    <dc:date>2023-01-10T19:39:00Z</dc:date>
    <meta:template xlink:href="Normal" xlink:type="simple"/>
    <meta:editing-cycles>15</meta:editing-cycles>
    <meta:editing-duration>PT1980S</meta:editing-duration>
    <meta:document-statistic meta:page-count="2" meta:paragraph-count="3" meta:word-count="260" meta:character-count="1692" meta:row-count="11" meta:non-whitespace-character-count="1435"/>
  </office:meta>
</office:document-meta>
</file>